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958" officeooo:paragraph-rsid="00115958"/>
    </style:style>
    <style:style style:name="P2" style:family="paragraph" style:parent-style-name="Standard">
      <style:text-properties officeooo:rsid="0012f91b" officeooo:paragraph-rsid="0012f91b"/>
    </style:style>
    <style:style style:name="P3" style:family="paragraph" style:parent-style-name="Standard">
      <style:text-properties officeooo:rsid="0015013b" officeooo:paragraph-rsid="0012f91b"/>
    </style:style>
    <style:style style:name="P4" style:family="paragraph" style:parent-style-name="Standard">
      <style:text-properties officeooo:rsid="001aded2" officeooo:paragraph-rsid="0012f91b"/>
    </style:style>
    <style:style style:name="P5" style:family="paragraph" style:parent-style-name="Standard">
      <style:text-properties style:text-line-through-style="solid" style:text-line-through-type="single" officeooo:rsid="001aded2" officeooo:paragraph-rsid="0012f91b"/>
    </style:style>
    <style:style style:name="P6" style:family="paragraph" style:parent-style-name="Standard">
      <style:text-properties style:text-line-through-style="solid" style:text-line-through-type="single" officeooo:rsid="002673ed" officeooo:paragraph-rsid="002673ed"/>
    </style:style>
    <style:style style:name="P7" style:family="paragraph" style:parent-style-name="Standard">
      <style:text-properties style:text-line-through-style="solid" style:text-line-through-type="single" officeooo:rsid="002673ed" officeooo:paragraph-rsid="002cf915"/>
    </style:style>
    <style:style style:name="P8" style:family="paragraph" style:parent-style-name="Standard">
      <style:text-properties style:text-line-through-style="solid" style:text-line-through-type="single" fo:font-weight="normal" officeooo:rsid="002673ed" officeooo:paragraph-rsid="002673ed" style:font-weight-asian="normal" style:font-weight-complex="normal"/>
    </style:style>
    <style:style style:name="P9" style:family="paragraph" style:parent-style-name="Standard">
      <style:text-properties officeooo:rsid="0025c1b4" officeooo:paragraph-rsid="0025c1b4"/>
    </style:style>
    <style:style style:name="P10" style:family="paragraph" style:parent-style-name="Standard">
      <style:text-properties style:text-line-through-style="none" style:text-line-through-type="none" officeooo:rsid="00254c55" officeooo:paragraph-rsid="0012f91b"/>
    </style:style>
    <style:style style:name="P11" style:family="paragraph" style:parent-style-name="Standard">
      <style:text-properties style:text-line-through-style="none" style:text-line-through-type="none" fo:font-style="normal" fo:font-weight="bold" officeooo:rsid="002884b4" officeooo:paragraph-rsid="002cf915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text-line-through-style="none" style:text-line-through-type="none" fo:font-style="normal" fo:font-weight="bold" officeooo:rsid="003036f7" officeooo:paragraph-rsid="003036f7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text-line-through-style="none" style:text-line-through-type="none" fo:font-style="normal" fo:font-weight="bold" officeooo:rsid="0031fffd" officeooo:paragraph-rsid="0031fffd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text-line-through-style="none" style:text-line-through-type="none" fo:font-style="normal" fo:font-weight="bold" officeooo:rsid="0035bbfc" officeooo:paragraph-rsid="0035bbfc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line-through-style="none" style:text-line-through-type="none" fo:font-style="normal" fo:font-weight="bold" officeooo:rsid="0038bde2" officeooo:paragraph-rsid="0038bde2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line-through-style="none" style:text-line-through-type="none" fo:font-style="normal" fo:font-weight="bold" officeooo:rsid="00460181" officeooo:paragraph-rsid="00460181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text-line-through-style="none" style:text-line-through-type="none" fo:font-style="normal" fo:font-weight="bold" officeooo:rsid="00462937" officeooo:paragraph-rsid="00462937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text-line-through-style="none" style:text-line-through-type="none" fo:font-style="normal" fo:font-weight="normal" officeooo:rsid="002bc030" officeooo:paragraph-rsid="002cf9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fo:font-style="normal" fo:font-weight="normal" officeooo:rsid="002d6c8a" officeooo:paragraph-rsid="002673e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fo:font-style="normal" fo:font-weight="normal" officeooo:rsid="003036f7" officeooo:paragraph-rsid="003036f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tyle="normal" fo:font-weight="normal" officeooo:rsid="003036f7" officeooo:paragraph-rsid="0034045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line-through-style="none" style:text-line-through-type="none" fo:font-style="normal" fo:font-weight="normal" officeooo:rsid="00338889" officeooo:paragraph-rsid="0033888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line-through-style="none" style:text-line-through-type="none" fo:font-style="normal" fo:font-weight="normal" officeooo:rsid="00338889" officeooo:paragraph-rsid="0034045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line-through-style="none" style:text-line-through-type="none" fo:font-style="normal" fo:font-weight="normal" officeooo:rsid="0037f2b7" officeooo:paragraph-rsid="0037f2b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text-line-through-style="none" style:text-line-through-type="none" fo:font-style="normal" fo:font-weight="normal" officeooo:rsid="00388d03" officeooo:paragraph-rsid="00388d0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text-line-through-style="none" style:text-line-through-type="none" fo:font-style="normal" fo:font-weight="normal" officeooo:rsid="003a8c2b" officeooo:paragraph-rsid="0037f2b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text-line-through-style="none" style:text-line-through-type="none" fo:font-style="normal" fo:font-weight="normal" officeooo:rsid="003d988b" officeooo:paragraph-rsid="0038bde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line-through-style="none" style:text-line-through-type="none" fo:font-style="normal" fo:font-weight="normal" officeooo:rsid="0040a922" officeooo:paragraph-rsid="0040a92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line-through-style="none" style:text-line-through-type="none" fo:font-style="normal" fo:font-weight="normal" officeooo:rsid="0042800f" officeooo:paragraph-rsid="0042800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text-line-through-style="none" style:text-line-through-type="none" fo:font-style="normal" fo:font-weight="normal" officeooo:rsid="0042a4c7" officeooo:paragraph-rsid="0042a4c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text-line-through-style="none" style:text-line-through-type="none" fo:font-style="normal" fo:font-weight="normal" officeooo:rsid="00444be9" officeooo:paragraph-rsid="00444be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text-line-through-style="none" style:text-line-through-type="none" fo:font-style="normal" fo:font-weight="normal" officeooo:rsid="0045713c" officeooo:paragraph-rsid="0045713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text-line-through-style="none" style:text-line-through-type="none" fo:font-style="normal" fo:font-weight="normal" officeooo:rsid="0045713c" officeooo:paragraph-rsid="0046293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line-through-style="none" style:text-line-through-type="none" fo:font-style="normal" fo:font-weight="normal" officeooo:rsid="00462937" officeooo:paragraph-rsid="0046293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text-line-through-style="none" style:text-line-through-type="none" fo:font-style="normal" fo:font-weight="normal" officeooo:rsid="00474f0c" officeooo:paragraph-rsid="00474f0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line-through-style="none" style:text-line-through-type="none" fo:font-style="normal" fo:font-weight="normal" officeooo:rsid="004883a8" officeooo:paragraph-rsid="004883a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line-through-style="none" style:text-line-through-type="none" fo:font-style="normal" fo:font-weight="normal" officeooo:rsid="004aead6" officeooo:paragraph-rsid="00474f0c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line-through-style="none" style:text-line-through-type="none" fo:font-style="normal" fo:font-weight="normal" officeooo:rsid="004aead6" officeooo:paragraph-rsid="004aead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text-line-through-style="none" style:text-line-through-type="none" fo:font-style="normal" fo:font-weight="normal" officeooo:rsid="0050deb9" officeooo:paragraph-rsid="004aead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line-through-style="none" style:text-line-through-type="none" fo:font-style="normal" fo:font-weight="normal" officeooo:rsid="0055a78a" officeooo:paragraph-rsid="004aead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line-through-style="none" style:text-line-through-type="none" fo:font-style="normal" fo:font-weight="normal" officeooo:rsid="0057a7b9" officeooo:paragraph-rsid="0057a7b9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line-through-style="none" style:text-line-through-type="none" fo:font-style="normal" fo:font-weight="normal" officeooo:rsid="005a794a" officeooo:paragraph-rsid="005a794a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text-line-through-style="none" style:text-line-through-type="none" fo:font-style="normal" fo:font-weight="normal" officeooo:rsid="005a794a" officeooo:paragraph-rsid="00650527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text-line-through-style="none" style:text-line-through-type="none" fo:font-style="normal" fo:font-weight="normal" officeooo:rsid="006b9274" officeooo:paragraph-rsid="006b927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text-line-through-style="none" style:text-line-through-type="none" fo:font-style="normal" fo:font-weight="normal" officeooo:rsid="006c1e79" officeooo:paragraph-rsid="006c1e7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text-line-through-style="none" style:text-line-through-type="none" fo:font-style="normal" fo:font-weight="normal" officeooo:rsid="006f76e6" officeooo:paragraph-rsid="006f76e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text-line-through-style="none" style:text-line-through-type="none" fo:font-style="normal" fo:font-weight="normal" officeooo:rsid="006f76e6" officeooo:paragraph-rsid="00701f16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text-line-through-style="none" style:text-line-through-type="none" fo:font-style="normal" fo:font-weight="normal" officeooo:rsid="00701f16" officeooo:paragraph-rsid="00701f1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text-line-through-style="none" style:text-line-through-type="none" fo:font-style="normal" fo:font-weight="normal" officeooo:rsid="00714368" officeooo:paragraph-rsid="0071436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text-line-through-style="none" style:text-line-through-type="none" fo:font-style="normal" fo:font-weight="normal" officeooo:rsid="007203c7" officeooo:paragraph-rsid="007203c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text-line-through-style="none" style:text-line-through-type="none" fo:font-style="normal" fo:font-weight="normal" officeooo:rsid="00724865" officeooo:paragraph-rsid="007203c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text-line-through-style="none" style:text-line-through-type="none" fo:font-style="normal" fo:font-weight="normal" officeooo:rsid="0073a4c1" officeooo:paragraph-rsid="006c1e79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line-through-style="none" style:text-line-through-type="none" fo:font-style="normal" fo:font-weight="normal" officeooo:rsid="0073a4c1" officeooo:paragraph-rsid="0073a4c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text-line-through-style="none" style:text-line-through-type="none" fo:font-style="normal" fo:font-weight="normal" officeooo:rsid="007424de" officeooo:paragraph-rsid="0073a4c1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text-line-through-style="none" style:text-line-through-type="none" fo:font-style="normal" fo:font-weight="normal" officeooo:rsid="00759aa3" officeooo:paragraph-rsid="0073a4c1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text-line-through-style="none" style:text-line-through-type="none" fo:font-style="normal" fo:font-weight="normal" officeooo:rsid="007cb1a0" officeooo:paragraph-rsid="007cb1a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line-through-style="none" style:text-line-through-type="none" fo:font-style="normal" fo:font-weight="normal" officeooo:rsid="007d3af0" officeooo:paragraph-rsid="007d3af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text-line-through-style="none" style:text-line-through-type="none" fo:font-style="normal" fo:font-weight="normal" officeooo:rsid="007d3af0" officeooo:paragraph-rsid="007fa080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text-line-through-style="none" style:text-line-through-type="none" fo:font-style="normal" fo:font-weight="normal" officeooo:rsid="007efe5c" officeooo:paragraph-rsid="007efe5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text-line-through-style="none" style:text-line-through-type="none" fo:font-style="normal" fo:font-weight="normal" officeooo:rsid="008023d7" officeooo:paragraph-rsid="007fa080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text-line-through-style="none" style:text-line-through-type="none" fo:font-style="normal" fo:font-weight="normal" officeooo:rsid="0080bde7" officeooo:paragraph-rsid="007fa08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text-line-through-style="none" style:text-line-through-type="none" fo:font-style="normal" fo:font-weight="normal" officeooo:rsid="0083584f" officeooo:paragraph-rsid="0083584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text-line-through-style="none" style:text-line-through-type="none" fo:font-style="normal" fo:font-weight="normal" officeooo:rsid="00853cbc" officeooo:paragraph-rsid="00853cbc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text-line-through-style="none" style:text-line-through-type="none" fo:font-style="normal" fo:font-weight="normal" officeooo:rsid="00867bd0" officeooo:paragraph-rsid="00867bd0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text-line-through-style="none" style:text-line-through-type="none" fo:font-style="normal" fo:font-weight="normal" officeooo:rsid="0086d561" officeooo:paragraph-rsid="0086d561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text-line-through-style="none" style:text-line-through-type="none" fo:font-style="normal" fo:font-weight="normal" officeooo:rsid="00877540" officeooo:paragraph-rsid="0086d561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text-line-through-style="none" style:text-line-through-type="none" fo:font-style="normal" fo:font-weight="normal" officeooo:rsid="00877540" officeooo:paragraph-rsid="00877540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text-line-through-style="none" style:text-line-through-type="none" fo:font-style="normal" fo:font-weight="normal" officeooo:rsid="00891fd3" officeooo:paragraph-rsid="00877540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bold" officeooo:rsid="00338889" officeooo:paragraph-rsid="00338889" style:font-style-asian="normal" style:font-weight-asian="bold" style:font-style-complex="normal" style:font-weight-complex="bold"/>
    </style:style>
    <style:style style:name="P70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bold" officeooo:rsid="0057a7b9" officeooo:paragraph-rsid="0057a7b9" style:font-style-asian="normal" style:font-weight-asian="bold" style:font-style-complex="normal" style:font-weight-complex="bold"/>
    </style:style>
    <style:style style:name="P71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bold" officeooo:rsid="006b9274" officeooo:paragraph-rsid="006b9274" style:font-style-asian="normal" style:font-weight-asian="bold" style:font-style-complex="normal" style:font-weight-complex="bold"/>
    </style:style>
    <style:style style:name="P72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bold" officeooo:rsid="00867bd0" officeooo:paragraph-rsid="00867bd0" style:font-style-asian="normal" style:font-weight-asian="bold" style:font-style-complex="normal" style:font-weight-complex="bold"/>
    </style:style>
    <style:style style:name="P73" style:family="paragraph" style:parent-style-name="Standard">
      <style:text-properties officeooo:paragraph-rsid="004aead6"/>
    </style:style>
    <style:style style:name="P74" style:family="paragraph" style:parent-style-name="Standard">
      <style:text-properties officeooo:rsid="0055dea7" officeooo:paragraph-rsid="004aead6"/>
    </style:style>
    <style:style style:name="P75" style:family="paragraph" style:parent-style-name="Standard">
      <style:text-properties style:text-line-through-style="none" style:text-line-through-type="none" fo:font-style="normal" fo:font-weight="normal" officeooo:rsid="008d66f3" officeooo:paragraph-rsid="008d66f3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bold" officeooo:rsid="008d66f3" officeooo:paragraph-rsid="008d66f3" style:font-style-asian="normal" style:font-weight-asian="bold" style:font-style-complex="normal" style:font-weight-complex="bold"/>
    </style:style>
    <style:style style:name="T1" style:family="text">
      <style:text-properties officeooo:rsid="0012c8c4"/>
    </style:style>
    <style:style style:name="T2" style:family="text">
      <style:text-properties officeooo:rsid="00133a46"/>
    </style:style>
    <style:style style:name="T3" style:family="text">
      <style:text-properties officeooo:rsid="001866c7"/>
    </style:style>
    <style:style style:name="T4" style:family="text">
      <style:text-properties officeooo:rsid="0019b45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cd88" style:font-style-asian="italic" style:font-style-complex="italic"/>
    </style:style>
    <style:style style:name="T7" style:family="text">
      <style:text-properties fo:font-style="italic" officeooo:rsid="001eb996" style:font-style-asian="italic" style:font-style-complex="italic"/>
    </style:style>
    <style:style style:name="T8" style:family="text">
      <style:text-properties fo:font-style="italic" officeooo:rsid="00477dbd" style:font-style-asian="italic" style:font-style-complex="italic"/>
    </style:style>
    <style:style style:name="T9" style:family="text">
      <style:text-properties fo:font-style="italic" officeooo:rsid="005c461f" style:font-style-asian="italic" style:font-style-complex="italic"/>
    </style:style>
    <style:style style:name="T10" style:family="text">
      <style:text-properties fo:font-style="italic" officeooo:rsid="005f781a" style:font-style-asian="italic" style:font-style-complex="italic"/>
    </style:style>
    <style:style style:name="T11" style:family="text">
      <style:text-properties fo:font-style="italic" officeooo:rsid="005f8678" style:font-style-asian="italic" style:font-style-complex="italic"/>
    </style:style>
    <style:style style:name="T12" style:family="text">
      <style:text-properties fo:font-style="italic" officeooo:rsid="00645221" style:font-style-asian="italic" style:font-style-complex="italic"/>
    </style:style>
    <style:style style:name="T13" style:family="text">
      <style:text-properties fo:font-style="italic" officeooo:rsid="006f5c56" style:font-style-asian="italic" style:font-style-complex="italic"/>
    </style:style>
    <style:style style:name="T14" style:family="text">
      <style:text-properties officeooo:rsid="001eb996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2023af"/>
    </style:style>
    <style:style style:name="T17" style:family="text">
      <style:text-properties style:text-line-through-style="none" style:text-line-through-type="none" officeooo:rsid="0020c9de"/>
    </style:style>
    <style:style style:name="T18" style:family="text">
      <style:text-properties style:text-line-through-style="none" style:text-line-through-type="none" officeooo:rsid="00218b88"/>
    </style:style>
    <style:style style:name="T19" style:family="text">
      <style:text-properties style:text-line-through-style="none" style:text-line-through-type="none" fo:font-style="italic" style:font-style-asian="italic" style:font-style-complex="italic"/>
    </style:style>
    <style:style style:name="T20" style:family="text">
      <style:text-properties style:text-line-through-style="none" style:text-line-through-type="none" fo:font-style="italic" officeooo:rsid="00218b88" style:font-style-asian="italic" style:font-style-complex="italic"/>
    </style:style>
    <style:style style:name="T21" style:family="text">
      <style:text-properties style:text-line-through-style="none" style:text-line-through-type="none" fo:font-style="italic" officeooo:rsid="002023af" style:font-style-asian="italic" style:font-style-complex="italic"/>
    </style:style>
    <style:style style:name="T22" style:family="text">
      <style:text-properties style:text-line-through-style="none" style:text-line-through-type="none" fo:font-style="italic" officeooo:rsid="00228bdf" style:font-style-asian="italic" style:font-style-complex="italic"/>
    </style:style>
    <style:style style:name="T23" style:family="text">
      <style:text-properties style:text-line-through-style="none" style:text-line-through-type="none" fo:font-style="italic" officeooo:rsid="00254c55" style:font-style-asian="italic" style:font-style-complex="italic"/>
    </style:style>
    <style:style style:name="T24" style:family="text">
      <style:text-properties style:text-line-through-style="none" style:text-line-through-type="none" fo:font-style="italic" officeooo:rsid="00277d5a" style:font-style-asian="italic" style:font-style-complex="italic"/>
    </style:style>
    <style:style style:name="T25" style:family="text">
      <style:text-properties style:text-line-through-style="none" style:text-line-through-type="none" fo:font-style="italic" officeooo:rsid="002884b4" style:font-style-asian="italic" style:font-style-complex="italic"/>
    </style:style>
    <style:style style:name="T26" style:family="text">
      <style:text-properties style:text-line-through-style="none" style:text-line-through-type="none" fo:font-style="italic" officeooo:rsid="002a38a3" style:font-style-asian="italic" style:font-style-complex="italic"/>
    </style:style>
    <style:style style:name="T27" style:family="text">
      <style:text-properties style:text-line-through-style="none" style:text-line-through-type="none" fo:font-style="italic" officeooo:rsid="002ba819" style:font-style-asian="italic" style:font-style-complex="italic"/>
    </style:style>
    <style:style style:name="T28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text-line-through-style="none" style:text-line-through-type="none" officeooo:rsid="00228bdf"/>
    </style:style>
    <style:style style:name="T30" style:family="text">
      <style:text-properties style:text-line-through-style="none" style:text-line-through-type="none" officeooo:rsid="00254c55"/>
    </style:style>
    <style:style style:name="T31" style:family="text">
      <style:text-properties style:text-line-through-style="none" style:text-line-through-type="none" officeooo:rsid="00277d5a"/>
    </style:style>
    <style:style style:name="T32" style:family="text">
      <style:text-properties style:text-line-through-style="none" style:text-line-through-type="none" fo:font-weight="bold" style:font-weight-asian="bold" style:font-weight-complex="bold"/>
    </style:style>
    <style:style style:name="T33" style:family="text">
      <style:text-properties style:text-line-through-style="none" style:text-line-through-type="none" fo:font-style="normal" officeooo:rsid="00277d5a" style:font-style-asian="normal" style:font-style-complex="normal"/>
    </style:style>
    <style:style style:name="T34" style:family="text">
      <style:text-properties style:text-line-through-style="none" style:text-line-through-type="none" fo:font-style="normal" officeooo:rsid="002884b4" style:font-style-asian="normal" style:font-style-complex="normal"/>
    </style:style>
    <style:style style:name="T35" style:family="text">
      <style:text-properties style:text-line-through-style="none" style:text-line-through-type="none" fo:font-style="normal" officeooo:rsid="002a38a3" style:font-style-asian="normal" style:font-style-complex="normal"/>
    </style:style>
    <style:style style:name="T36" style:family="text">
      <style:text-properties style:text-line-through-style="none" style:text-line-through-type="none" fo:font-style="normal" officeooo:rsid="002ba819" style:font-style-asian="normal" style:font-style-complex="normal"/>
    </style:style>
    <style:style style:name="T37" style:family="text">
      <style:text-properties style:text-line-through-style="none" style:text-line-through-type="none" fo:font-style="normal" officeooo:rsid="002d6c8a" style:font-style-asian="normal" style:font-style-complex="normal"/>
    </style:style>
    <style:style style:name="T38" style:family="text">
      <style:text-properties style:text-line-through-style="none" style:text-line-through-type="none" fo:font-style="normal" fo:font-weight="bold" officeooo:rsid="002a38a3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fo:font-style="normal" fo:font-weight="bold" officeooo:rsid="002884b4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fo:font-style="normal" fo:font-weight="bold" officeooo:rsid="002ba819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fo:font-style="normal" fo:font-weight="bold" officeooo:rsid="002d6c8a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fo:font-style="normal" fo:font-weight="bold" officeooo:rsid="0036d805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font-style="normal" fo:font-weight="normal" officeooo:rsid="002bc030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fo:font-weight="normal" officeooo:rsid="002cf915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fo:font-weight="normal" officeooo:rsid="0050deb9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fo:font-weight="normal" officeooo:rsid="00523897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fo:font-weight="normal" officeooo:rsid="0055a78a" style:font-style-asian="normal" style:font-weight-asian="normal" style:font-style-complex="normal" style:font-weight-complex="normal"/>
    </style:style>
    <style:style style:name="T49" style:family="text">
      <style:text-properties officeooo:rsid="0031fffd"/>
    </style:style>
    <style:style style:name="T50" style:family="text">
      <style:text-properties officeooo:rsid="0033776f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officeooo:rsid="00340458"/>
    </style:style>
    <style:style style:name="T53" style:family="text">
      <style:text-properties officeooo:rsid="003eafb9"/>
    </style:style>
    <style:style style:name="T54" style:family="text">
      <style:text-properties officeooo:rsid="0045713c"/>
    </style:style>
    <style:style style:name="T55" style:family="text">
      <style:text-properties officeooo:rsid="00477dbd"/>
    </style:style>
    <style:style style:name="T56" style:family="text">
      <style:text-properties officeooo:rsid="004c6f03"/>
    </style:style>
    <style:style style:name="T57" style:family="text">
      <style:text-properties officeooo:rsid="004dd8a5"/>
    </style:style>
    <style:style style:name="T58" style:family="text">
      <style:text-properties officeooo:rsid="005bc3d3"/>
    </style:style>
    <style:style style:name="T59" style:family="text">
      <style:text-properties officeooo:rsid="005c461f"/>
    </style:style>
    <style:style style:name="T60" style:family="text">
      <style:text-properties officeooo:rsid="005f781a"/>
    </style:style>
    <style:style style:name="T61" style:family="text">
      <style:text-properties officeooo:rsid="005f8678"/>
    </style:style>
    <style:style style:name="T62" style:family="text">
      <style:text-properties officeooo:rsid="0061bebe"/>
    </style:style>
    <style:style style:name="T63" style:family="text">
      <style:text-properties officeooo:rsid="00628f04"/>
    </style:style>
    <style:style style:name="T64" style:family="text">
      <style:text-properties officeooo:rsid="00645221"/>
    </style:style>
    <style:style style:name="T65" style:family="text">
      <style:text-properties officeooo:rsid="006f5c56"/>
    </style:style>
    <style:style style:name="T66" style:family="text">
      <style:text-properties officeooo:rsid="0077989b"/>
    </style:style>
    <style:style style:name="T67" style:family="text">
      <style:text-properties officeooo:rsid="00799d2b"/>
    </style:style>
    <style:style style:name="T68" style:family="text">
      <style:text-properties officeooo:rsid="007a1f75"/>
    </style:style>
    <style:style style:name="T69" style:family="text">
      <style:text-properties officeooo:rsid="00891f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<text:span text:style-name="T1">ra</text:span>/Algo <text:span text:style-name="T51">(Cours n°1) :</text:span> <text:tab/><text:span text:style-name="T3">(Numéro pour les débuts de cours : </text:span><text:span text:style-name="T4">19</text:span><text:span text:style-name="T3">)</text:span></text:p>
      <text:p text:style-name="P1"/>
      <text:p text:style-name="P2">0 à 1 <text:span text:style-name="T2">pour ordi :</text:span></text:p>
      <text:p text:style-name="P2"/>
      <text:p text:style-name="P2">0 = 0</text:p>
      <text:p text:style-name="P2">1 = 1</text:p>
      <text:p text:style-name="P2">10 = 2</text:p>
      <text:p text:style-name="P2">11 = 3</text:p>
      <text:p text:style-name="P3"/>
      <text:p text:style-name="P9">Pseudo langage (sur papier) :</text:p>
      <text:p text:style-name="P4">-VAR <text:span text:style-name="T14">N</text:span><text:span text:style-name="T5">o</text:span><text:span text:style-name="T7">mD</text:span><text:span text:style-name="T5">e</text:span><text:span text:style-name="T7">LaV</text:span><text:span text:style-name="T5">ariable</text:span> : <text:span text:style-name="T5">t</text:span><text:span text:style-name="T6">ype</text:span></text:p>
      <text:p text:style-name="P5"><text:span text:style-name="T16">-</text:span><text:span text:style-name="T21">NomDeLaVariable</text:span><text:span text:style-name="T16"> ←</text:span><text:span text:style-name="T17">(parfois remplacé par =)</text:span><text:span text:style-name="T16"> </text:span><text:span text:style-name="T21">valeur</text:span></text:p>
      <text:p text:style-name="P5"><text:span text:style-name="T16">-</text:span><text:span text:style-name="T18">Afficher (« </text:span><text:span text:style-name="T20">Bonjour</text:span><text:span text:style-name="T18"> » , </text:span><text:span text:style-name="T22">NomD’Utilisateur</text:span><text:span text:style-name="T29">)</text:span></text:p>
      <text:p text:style-name="P5"><text:span text:style-name="T29">-</text:span><text:span text:style-name="T30">Saisir (</text:span><text:span text:style-name="T23">Temp2021</text:span><text:span text:style-name="T30">)</text:span></text:p>
      <text:p text:style-name="P10"/>
      <text:p text:style-name="P6"><text:span text:style-name="T30">P</text:span><text:span text:style-name="T15">rog :</text:span></text:p>
      <text:p text:style-name="P6"><text:span text:style-name="T15">-</text:span><text:span text:style-name="T19">7</text:span><text:span text:style-name="T32">%</text:span><text:span text:style-name="T19">3</text:span><text:span text:style-name="T15"> = Pourcentage</text:span></text:p>
      <text:p text:style-name="P6"><text:span text:style-name="T15">-</text:span><text:span text:style-name="T24">NomDeLaVariable</text:span><text:span text:style-name="T31"> = </text:span><text:span text:style-name="T24">Nombre </text:span><text:span text:style-name="T33">(Température2021 = 24)</text:span></text:p>
      <text:p text:style-name="P7"><text:span text:style-name="T33">-</text:span><text:span text:style-name="T25">NomDeLaVariable </text:span><text:span text:style-name="T39">= input(«</text:span><text:span text:style-name="T34"> </text:span><text:span text:style-name="T26">Veuillez saisir</text:span><text:span text:style-name="T35">...</text:span><text:span text:style-name="T38">\n</text:span><text:span text:style-name="T35"> </text:span><text:span text:style-name="T38">»</text:span><text:span text:style-name="T39">) <text:s/></text:span></text:p>
      <text:p text:style-name="P11"/>
      <text:p text:style-name="P7"><text:span text:style-name="T44">Input est </text:span><text:span text:style-name="T45">texte même, si on met « 12 »</text:span><text:span text:style-name="T44">, pas un nombre</text:span></text:p>
      <text:p text:style-name="P18"/>
      <text:p text:style-name="P6"><text:span text:style-name="T34">-</text:span><text:span text:style-name="T40">print (</text:span><text:span text:style-name="T27">NomDeLaVariable</text:span><text:span text:style-name="T40">)</text:span></text:p>
      <text:p text:style-name="P8"><text:span text:style-name="T36">-</text:span><text:span text:style-name="T41">int(inpu</text:span><text:span text:style-name="T42">t</text:span><text:span text:style-name="T41">(«</text:span><text:span text:style-name="T37"> Veuillez saisir...</text:span><text:span text:style-name="T41">\n »))</text:span></text:p>
      <text:p text:style-name="P19"/>
      <text:p text:style-name="P69">Cours n°2 :</text:p>
      <text:p text:style-name="P22"/>
      <text:p text:style-name="P20">Exo Xp</text:p>
      <text:p text:style-name="P20"/>
      <text:p text:style-name="P12">1)</text:p>
      <text:p text:style-name="P20"><text:span text:style-name="T49">VAR</text:span> niveau_personnage ← <text:span text:style-name="T50">0</text:span></text:p>
      <text:p text:style-name="P20">Afficher « Votre personnage est niveau » niveau_personnage</text:p>
      <text:p text:style-name="P22">Saisir (nombre Xp)</text:p>
      <text:p text:style-name="P22">niveau_perso ← nombre_xp/100</text:p>
      <text:p text:style-name="P22">Afficher « Votre personnage est niveau » niveau_personnage</text:p>
      <text:p text:style-name="P13">2)</text:p>
      <text:p text:style-name="P21"><text:span text:style-name="T49">VAR</text:span> niveau_personnage ← <text:span text:style-name="T50">0</text:span></text:p>
      <text:p text:style-name="P21">Afficher « Votre personnage est niveau » niveau_personnage</text:p>
      <text:p text:style-name="P23">Saisir (nombre Xp)</text:p>
      <text:p text:style-name="P23">niveau_perso ← nombre_xp/100 <text:span text:style-name="T52">+ 1</text:span></text:p>
      <text:p text:style-name="P23">Afficher « Votre personnage est niveau » niveau_personnage</text:p>
      <text:p text:style-name="P14">3)</text:p>
      <text:p text:style-name="P24">VAR score joueur : entier</text:p>
      <text:p text:style-name="P24">Saisir (score joueur)</text:p>
      <text:p text:style-name="P26">PV_ennemi : entier</text:p>
      <text:p text:style-name="P24">PV_ennemi = 100</text:p>
      <text:p text:style-name="P24">Dégâts_ennemi ← PV_ennemi – score joueur</text:p>
      <text:p text:style-name="P25">Afficher « Il reste », PV_ennemi « PV à l’ennemi »</text:p>
      <text:p text:style-name="P15"/>
      <text:p text:style-name="P15"/>
      <text:p text:style-name="P15"/>
      <text:p text:style-name="P15"/>
      <text:p text:style-name="P15"><text:soft-page-break/>4)</text:p>
      <text:p text:style-name="P27">VAR PV_monstre, Armure_Monstre, <text:span text:style-name="T53">Attaque_joueur ; entier</text:span></text:p>
      <text:p text:style-name="P28">PV_monstre ← <text:s/>100</text:p>
      <text:p text:style-name="P29">Armure_Monstre ← <text:s/>5</text:p>
      <text:p text:style-name="P30">Afficher « Combien de dégâts faites-vous ? »</text:p>
      <text:p text:style-name="P31">Saisir (Attaque_joueur)</text:p>
      <text:p text:style-name="P31">PV_monstre ← <text:span text:style-name="T54">PV_monstre – (Attaque_joueur – Armure_monstre)</text:span></text:p>
      <text:p text:style-name="P32">Afficher « Il reste », PV_monstre, « PV au monstre »</text:p>
      <text:p text:style-name="P16">5)</text:p>
      <text:p text:style-name="P33"/>
      <text:p text:style-name="P17">6)</text:p>
      <text:p text:style-name="P34"/>
      <text:p text:style-name="P35">Conditions :</text:p>
      <text:p text:style-name="P35">-Si (<text:span text:style-name="T5">condition</text:span>)</text:p>
      <text:p text:style-name="P35">-Alors (<text:span text:style-name="T5">instructions</text:span>)</text:p>
      <text:p text:style-name="P36">-Sinon (<text:span text:style-name="T5">instructions</text:span>)</text:p>
      <text:p text:style-name="P35">-Fin Si</text:p>
      <text:p text:style-name="P35">-<text:span text:style-name="T55">Si ! (</text:span><text:span text:style-name="T8">inverse</text:span><text:span text:style-name="T55">)</text:span></text:p>
      <text:p text:style-name="P35"/>
      <text:p text:style-name="P37">En python :</text:p>
      <text:p text:style-name="P38">-<text:span text:style-name="T56">I</text:span>f :</text:p>
      <text:p text:style-name="P38">-<text:span text:style-name="T57">Else :</text:span></text:p>
      <text:p text:style-name="P39">-&amp; = ET</text:p>
      <text:p text:style-name="P39">-| = OU</text:p>
      <text:p text:style-name="P73"><text:span text:style-name="T46">- ! </text:span><text:span text:style-name="T47">= NO</text:span><text:span text:style-name="T48">N</text:span></text:p>
      <text:p text:style-name="P40">-import random</text:p>
      <text:p text:style-name="P74"><text:span text:style-name="T48">-</text:span><text:span text:style-name="T43">random.randint (</text:span><text:span text:style-name="T28">min</text:span><text:span text:style-name="T43">, </text:span><text:span text:style-name="T28">max</text:span><text:span text:style-name="T43">)</text:span></text:p>
      <text:p text:style-name="P39"/>
      <text:p text:style-name="P70">Cours n°3 :</text:p>
      <text:p text:style-name="P41"/>
      <text:p text:style-name="P42">Autre <text:span text:style-name="T62">Boucles</text:span> :</text:p>
      <text:p text:style-name="P42">-<text:span text:style-name="T58">Faire – Tant Que </text:span><text:span text:style-name="T59">(</text:span><text:span text:style-name="T9">condition</text:span><text:span text:style-name="T59">)</text:span></text:p>
      <text:p text:style-name="P43">-<text:span text:style-name="T60">Pour (</text:span><text:span text:style-name="T10">compteur </text:span><text:span text:style-name="T11">de min à max</text:span><text:span text:style-name="T61">)</text:span><text:span text:style-name="T60"> – Fin Pour <text:s/></text:span></text:p>
      <text:p text:style-name="P43"><text:span text:style-name="T60">-- » </text:span><text:span text:style-name="T63">En Python :</text:span></text:p>
      <text:p text:style-name="P43"><text:span text:style-name="T63">For </text:span><text:span text:style-name="T64">i in range (</text:span><text:span text:style-name="T12">5</text:span><text:span text:style-name="T64">) </text:span></text:p>
      <text:p text:style-name="P43">print (i+5, end= «  »)</text:p>
      <text:p text:style-name="P42"/>
      <text:p text:style-name="P71">Cours n°4 :</text:p>
      <text:p text:style-name="P44"/>
      <text:p text:style-name="P45">Tableau :</text:p>
      <text:p text:style-name="P45">-VAR <text:span text:style-name="T5">notes </text:span>: réel [<text:span text:style-name="T5">8</text:span>]</text:p>
      <text:p text:style-name="P45">-<text:span text:style-name="T65">notes [</text:span><text:span text:style-name="T13">0</text:span><text:span text:style-name="T65">]</text:span></text:p>
      <text:p text:style-name="P45"/>
      <text:p text:style-name="P46">Correction exo Boucles :</text:p>
      <text:p text:style-name="P46"/>
      <text:p text:style-name="P47">1)</text:p>
      <text:p text:style-name="P48">POUR i DE 10 A 26</text:p>
      <text:p text:style-name="P48">AFFICHER(i, « \n »)</text:p>
      <text:p text:style-name="P48"/>
      <text:p text:style-name="P49">2)</text:p>
      <text:p text:style-name="P50">POUR i DE 8 A 18</text:p>
      <text:p text:style-name="P50">AFFICHER (i, « <text:span text:style-name="T68"> »</text:span>)</text:p>
      <text:p text:style-name="P51"><text:soft-page-break/>3)</text:p>
      <text:p text:style-name="P52">VAR n entier</text:p>
      <text:p text:style-name="P53">SAISIR (n)</text:p>
      <text:p text:style-name="P54">POUR n DE 1 A 10</text:p>
      <text:p text:style-name="P55">AFFICHER <text:span text:style-name="T66">(*, « </text:span><text:span text:style-name="T67"> »)</text:span></text:p>
      <text:p text:style-name="P56">FIN POUR</text:p>
      <text:p text:style-name="P57">AFFICHER (« \n »)</text:p>
      <text:p text:style-name="P57"/>
      <text:p text:style-name="P59">4)</text:p>
      <text:p text:style-name="P58"/>
      <text:p text:style-name="P60">5)</text:p>
      <text:p text:style-name="P61"/>
      <text:p text:style-name="P62">6)</text:p>
      <text:p text:style-name="P62"/>
      <text:p text:style-name="P63">7)</text:p>
      <text:p text:style-name="P63"/>
      <text:p text:style-name="P72">Cours n°5 :</text:p>
      <text:p text:style-name="P64"/>
      <text:p text:style-name="P65">Syntaxe Tableau + Boucle :</text:p>
      <text:p text:style-name="P66">-notes = [10,15,20]</text:p>
      <text:p text:style-name="P67">for i in range (3) :</text:p>
      <text:p text:style-name="P67">print (notes [i], end= «  »)</text:p>
      <text:p text:style-name="P67">-<text:span text:style-name="T69">for note in notes :</text:span></text:p>
      <text:p text:style-name="P68">print (note, end = «  »)</text:p>
      <text:p text:style-name="P68"/>
      <text:p text:style-name="P76">Cours n°6 :</text:p>
      <text:p text:style-name="P75"/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9:36:16.120000000</meta:creation-date>
    <dc:date>2021-11-17T08:09:52.096000000</dc:date>
    <meta:editing-duration>PT6H17M54S</meta:editing-duration>
    <meta:editing-cycles>126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100" meta:word-count="391" meta:character-count="2082" meta:non-whitespace-character-count="1773"/>
  </office:meta>
</office:document-meta>
</file>